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withoutfill">
      <style:graphic-properties svg:stroke-color="#00a933" draw:fill="solid" draw:textarea-vertical-align="middle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36cm"/>
      <style:paragraph-properties style:writing-mode="lr-tb"/>
    </style:style>
    <style:style style:name="gr6" style:family="graphic" style:parent-style-name="objectwithoutfill">
      <style:graphic-properties svg:stroke-color="#111111" draw:marker-end="Arrow" draw:marker-end-width="0.3cm" draw:fill="solid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77cm"/>
      <style:paragraph-properties style:writing-mode="lr-tb"/>
    </style:style>
    <style:style style:name="gr9" style:family="graphic" style:parent-style-name="standard">
      <style:graphic-properties svg:stroke-color="#ff4000" draw:fill-color="#ffffff" draw:opacity="100%" draw:textarea-horizontal-align="justify" draw:textarea-vertical-align="middle" draw:auto-grow-height="false" fo:min-height="3.64cm" fo:min-width="1.852cm"/>
      <style:paragraph-properties style:writing-mode="lr-tb"/>
    </style:style>
    <style:style style:name="gr10" style:family="graphic" style:parent-style-name="standard" style:list-style-name="L1">
      <style:graphic-properties svg:stroke-color="#ff4000" draw:fill-color="#ffffff" draw:opacity="100%" draw:textarea-horizontal-align="justify" draw:textarea-vertical-align="middle" draw:auto-grow-height="false" fo:min-height="3.57cm" fo:min-width="1.63cm"/>
      <style:paragraph-properties style:writing-mode="lr-tb"/>
    </style:style>
    <style:style style:name="gr11" style:family="graphic" style:parent-style-name="standard">
      <style:graphic-properties svg:stroke-color="#ff4000" draw:fill-color="#ffffff" draw:opacity="100%" draw:textarea-horizontal-align="justify" draw:textarea-vertical-align="middle" draw:auto-grow-height="false" fo:min-height="1.378cm" fo:min-width="3.173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2a6099" fo:font-size="12pt" fo:font-weight="bold" style:font-size-asian="15pt" style:font-weight-asian="bold" style:font-size-complex="15pt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00a933" fo:font-size="12pt" fo:font-weight="bold" style:font-size-asian="15pt" style:font-weight-asian="bold" style:font-size-complex="15pt" style:font-weight-complex="bold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ff" draw:opacity="100%"/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-color="#ffffff" draw:opacity="100%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style:paragraph-properties fo:text-align="center" style:writing-mode="lr-tb"/>
      <style:text-properties fo:font-size="15pt" style:font-size-asian="15pt" style:font-size-complex="15pt"/>
    </style:style>
    <style:style style:name="P13" style:family="paragraph">
      <loext:graphic-properties draw:fill-color="#ffffff" draw:opacity="100%"/>
      <style:paragraph-properties fo:text-align="center" style:writing-mode="lr-tb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2a6099" fo:font-weight="bold" style:font-size-asian="15pt" style:font-weight-asian="bold" style:font-size-complex="15pt" style:font-weight-complex="bold"/>
    </style:style>
    <style:style style:name="T3" style:family="text">
      <style:text-properties fo:color="#00a933" fo:font-weight="bold" style:font-size-asian="15pt" style:font-weight-asian="bold" style:font-size-complex="15pt" style:font-weight-complex="bold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13.277cm" svg:height="6.488cm" draw:transform="skewX (0.00506145483078352) rotate (0.170867733770245) translate (4.52375690607735cm 14.5422423556059cm)" svg:viewBox="0 0 13278 6489" svg:d="M0 0c6525 14590 13278 16 13278 16">
          <text:p/>
        </draw:path>
        <draw:path draw:style-name="gr2" draw:text-style-name="P1" draw:layer="layout" svg:width="13.647cm" svg:height="7.103cm" draw:transform="skewX (0.0813323431429358) rotate (-1.01962134901509) translate (10.1520361057429cm 11.572956485847cm)" svg:viewBox="0 0 13648 7104" svg:d="M0 7104c7534-1 13648-7104 13648-7104">
          <text:p/>
        </draw:path>
        <draw:path draw:style-name="gr3" draw:text-style-name="P1" draw:layer="layout" svg:width="17.02cm" svg:height="16.613cm" draw:transform="skewX (0.00750491578357561) rotate (-1.46799643385243) translate (17.5262177930293cm 8.06853225030489cm)" svg:viewBox="0 0 17021 16614" svg:d="M0 15044c15331 1580 15231 1570 15231 1570l1790-16614-119 196">
          <text:p/>
        </draw:path>
        <draw:frame draw:style-name="gr4" draw:text-style-name="P3" draw:layer="layout" svg:width="16.93cm" svg:height="1.1cm" svg:x="2.135cm" svg:y="25.3cm">
          <draw:text-box>
            <text:p text:style-name="P2"><text:span text:style-name="T1">-- <text:s text:c="27"/>Complexité du modèle <text:s text:c="27"/>++</text:span></text:p>
          </draw:text-box>
        </draw:frame>
        <draw:frame draw:style-name="gr5" draw:text-style-name="P4" draw:layer="layout" svg:width="9.75cm" svg:height="1.61cm" draw:transform="rotate (1.5707963267949) translate (1.2cm 21.75cm)">
          <draw:text-box>
            <text:p text:style-name="P2"><text:span text:style-name="T1">Erreur du modèle</text:span></text:p>
            <text:p text:style-name="P2"/>
          </draw:text-box>
        </draw:frame>
        <draw:line draw:style-name="gr6" draw:text-style-name="P1" draw:layer="layout" svg:x1="2.55cm" svg:y1="9.5cm" svg:x2="2.55cm" svg:y2="9cm">
          <text:p/>
        </draw:line>
        <draw:line draw:style-name="gr7" draw:text-style-name="P1" draw:layer="layout" svg:x1="18.961cm" svg:y1="25cm" svg:x2="19.376cm" svg:y2="25cm">
          <text:p/>
        </draw:line>
        <draw:frame draw:style-name="gr8" draw:text-style-name="P6" draw:layer="layout" svg:width="8cm" svg:height="1.427cm" svg:x="12.1cm" svg:y="19.4cm">
          <draw:text-box>
            <text:p text:style-name="P5"><text:span text:style-name="T2">Erreur sur l’échantillon test</text:span></text:p>
          </draw:text-box>
        </draw:frame>
        <draw:frame draw:style-name="gr8" draw:text-style-name="P7" draw:layer="layout" svg:width="11.118cm" svg:height="1.427cm" svg:x="8.2cm" svg:y="23.173cm">
          <draw:text-box>
            <text:p text:style-name="P5"><text:span text:style-name="T3">Erreur sur l’échantillon d’entraînement</text:span></text:p>
          </draw:text-box>
        </draw:frame>
        <draw:custom-shape draw:style-name="gr9" draw:text-style-name="P9" draw:layer="layout" svg:width="3.324cm" svg:height="5.5cm" svg:x="3.277cm" svg:y="9.1cm">
          <text:p text:style-name="P8"><text:span text:style-name="T4">Biais ++ </text:span></text:p>
          <text:p text:style-name="P8"><text:span text:style-name="T4">Variance -- </text:span></text:p>
          <text:p text:style-name="P8"><text:span text:style-name="T4"> </text:span><text:span text:style-name="T4">Underfitting</text:span></text:p>
          <text:p text:style-name="P8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3.012cm" svg:height="5.4cm" svg:x="14.495cm" svg:y="9cm">
          <text:p text:style-name="P10"><text:span text:style-name="T4">Biais -- </text:span></text:p>
          <text:p text:style-name="P10"><text:span text:style-name="T4">Variance ++ </text:span></text:p>
          <text:p text:style-name="P10"><text:span text:style-name="T4"> </text:span><text:span text:style-name="T4">Overfitt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5.193cm" svg:height="2.3cm" svg:x="8.367cm" svg:y="16.4cm">
          <text:p text:style-name="P12"><text:span text:style-name="T1">Modèle optim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12:11:52.203901822</meta:creation-date>
    <dc:date>2021-11-05T13:03:27.165544814</dc:date>
    <meta:editing-duration>PT10M17S</meta:editing-duration>
    <meta:editing-cycles>2</meta:editing-cycles>
    <meta:generator>LibreOffice/6.4.7.2$Linux_X86_64 LibreOffice_project/40$Build-2</meta:generator>
    <meta:document-statistic meta:object-count="12"/>
  </office:meta>
</office:document-meta>
</file>